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opacity="100%" draw:textarea-horizontal-align="justify" draw:textarea-vertical-align="middle" draw:auto-grow-height="false" fo:min-height="2.631cm" fo:min-width="5.227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631cm" fo:min-width="5.227cm"/>
    </style:style>
    <style:style style:name="gr3" style:family="graphic" style:parent-style-name="objectwithoutfill">
      <style:graphic-properties svg:stroke-width="0.035cm" svg:stroke-color="#ffffff" draw:marker-start-width="0.253cm" draw:marker-end-width="0.253cm" draw:fill="solid" draw:textarea-vertical-align="middle" fo:padding-top="0.143cm" fo:padding-bottom="0.143cm" fo:padding-left="0.268cm" fo:padding-right="0.268cm"/>
    </style:style>
    <style:style style:name="gr4" style:family="graphic" style:parent-style-name="standard">
      <style:graphic-properties draw:stroke="solid" svg:stroke-width="0.035cm" svg:stroke-color="#b2b2b2" draw:marker-start-width="0.252cm" draw:marker-end-width="0.252cm" svg:stroke-opacity="20%" draw:fill-color="#333333" draw:opacity="100%" draw:textarea-horizontal-align="justify" draw:textarea-vertical-align="middle" draw:auto-grow-height="false" fo:min-height="8.64cm" fo:min-width="8.644cm" fo:padding-top="0.142cm" fo:padding-bottom="0.142cm" fo:padding-left="0.267cm" fo:padding-right="0.267cm"/>
    </style:style>
    <style:style style:name="P1" style:family="paragraph">
      <loext:graphic-properties draw:fill-color="#666666" draw:opacity="100%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333333" draw:opacity="100%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5.727cm" svg:height="2.881cm" svg:x="0.944cm" svg:y="3.7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27cm" svg:height="2.881cm" svg:x="0.944cm" svg:y="0.90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0.944cm" svg:y1="3.786cm" svg:x2="6.692cm" svg:y2="3.789cm">
          <text:p/>
        </draw:line>
        <draw:path draw:style-name="gr4" draw:text-style-name="P4" draw:layer="layout" svg:width="7.619cm" svg:height="7.619cm" svg:x="0cm" svg:y="0cm" svg:viewBox="0 0 7620 7620" svg:d="M5241 1312c-456-263-903-382-1429-382s-973 119-1429 382c-455 263-783 591-1046 1046-263 456-383 903-382 1429 0 526 119 973 382 1429 263 455 591 783 1046 1046 456 263 903 383 1429 383s973-120 1429-383c455-263 783-591 1046-1046 263-456 383-903 383-1429s-120-973-383-1429c-263-455-591-783-1046-1046zM7620 6955c-6 111-38 218-93 314-62 107-151 196-257 258-97 55-204 87-315 93h-6289c-111-6-218-38-314-93-107-62-196-151-258-257-62-107-94-229-94-352v-1-6214c0-123 32-245 94-351 62-107 151-196 257-258 107-62 229-94 352-94h6215c123 0 245 32 351 94 107 62 196 151 258 257 55 97 87 204 93 315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08:23:01.324000000</meta:creation-date>
    <dc:date>2020-05-27T22:00:28.942000000</dc:date>
    <meta:editing-duration>PT41M8S</meta:editing-duration>
    <meta:editing-cycles>14</meta:editing-cycles>
    <meta:generator>LibreOffice/6.3.4.2$Windows_X86_64 LibreOffice_project/60da17e045e08f1793c57c00ba83cdfce946d0aa</meta:generator>
    <meta:document-statistic meta:object-count="4"/>
  </office:meta>
</office:document-meta>
</file>